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5.36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0.8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OBJECTID,N,9,0</text:p>
          </table:table-cell>
          <table:table-cell office:value-type="string">
            <text:p>NAME,C,80</text:p>
          </table:table-cell>
          <table:table-cell office:value-type="string">
            <text:p>AREA_CODE,C,80</text:p>
          </table:table-cell>
          <table:table-cell office:value-type="string">
            <text:p>DESCRIPTIO,C,80</text:p>
          </table:table-cell>
          <table:table-cell office:value-type="string">
            <text:p>FILE_NAME,C,80</text:p>
          </table:table-cell>
          <table:table-cell office:value-type="string">
            <text:p>NUMBER,N,24,15</text:p>
          </table:table-cell>
          <table:table-cell office:value-type="string">
            <text:p>NUMBER0,N,24,15</text:p>
          </table:table-cell>
          <table:table-cell office:value-type="string">
            <text:p>POLYGON_ID,N,24,15</text:p>
          </table:table-cell>
          <table:table-cell office:value-type="string">
            <text:p>UNIT_ID,N,24,15</text:p>
          </table:table-cell>
          <table:table-cell office:value-type="string">
            <text:p>CODE,C,80</text:p>
          </table:table-cell>
          <table:table-cell office:value-type="string">
            <text:p>HECTARES,N,24,15</text:p>
          </table:table-cell>
          <table:table-cell office:value-type="string">
            <text:p>AREA,N,24,15</text:p>
          </table:table-cell>
          <table:table-cell office:value-type="string">
            <text:p>TYPE_CODE,C,80</text:p>
          </table:table-cell>
          <table:table-cell office:value-type="string">
            <text:p>DESCRIPT0,C,80</text:p>
          </table:table-cell>
          <table:table-cell office:value-type="string">
            <text:p>TYPE_COD0,C,80</text:p>
          </table:table-cell>
          <table:table-cell office:value-type="string">
            <text:p>DESCRIPT1,C,80</text:p>
          </table:table-cell>
          <table:table-cell office:value-type="string">
            <text:p>Shape_Leng,N,24,15</text:p>
          </table:table-cell>
          <table:table-cell office:value-type="string">
            <text:p>Shape_Area,N,24,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gus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ANGUS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405">
            <text:p>80405</text:p>
          </table:table-cell>
          <table:table-cell office:value-type="float" office:value="30216">
            <text:p>30216</text:p>
          </table:table-cell>
          <table:table-cell office:value-type="string">
            <text:p>S12000041</text:p>
          </table:table-cell>
          <table:table-cell office:value-type="float" office:value="220423.548">
            <text:p>220423.548</text:p>
          </table:table-cell>
          <table:table-cell office:value-type="float" office:value="1891.902">
            <text:p>1891.902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311463.313721">
            <text:p>311463.313721</text:p>
          </table:table-cell>
          <table:table-cell office:value-type="float" office:value="2204235262.1">
            <text:p>2204235262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ackmannan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CLACKMANNANSHIRE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0813">
            <text:p>80813</text:p>
          </table:table-cell>
          <table:table-cell office:value-type="float" office:value="30418">
            <text:p>30418</text:p>
          </table:table-cell>
          <table:table-cell office:value-type="string">
            <text:p>S12000005</text:p>
          </table:table-cell>
          <table:table-cell office:value-type="float" office:value="16392.117">
            <text:p>16392.117</text:p>
          </table:table-cell>
          <table:table-cell office:value-type="float" office:value="494.056">
            <text:p>494.056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83948.5172446">
            <text:p>83948.5172446</text:p>
          </table:table-cell>
          <table:table-cell office:value-type="float" office:value="163921161.815">
            <text:p>163921161.8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ndee City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DUNDEE_CITY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24308">
            <text:p>124308</text:p>
          </table:table-cell>
          <table:table-cell office:value-type="float" office:value="30215">
            <text:p>30215</text:p>
          </table:table-cell>
          <table:table-cell office:value-type="string">
            <text:p>S12000042</text:p>
          </table:table-cell>
          <table:table-cell office:value-type="float" office:value="6222.591">
            <text:p>6222.591</text:p>
          </table:table-cell>
          <table:table-cell office:value-type="float" office:value="244.908">
            <text:p>244.908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53977.1408897">
            <text:p>53977.1408897</text:p>
          </table:table-cell>
          <table:table-cell office:value-type="float" office:value="62225930.75">
            <text:p>62225930.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ast Ayr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EAST_AYRSHIR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2880">
            <text:p>122880</text:p>
          </table:table-cell>
          <table:table-cell office:value-type="float" office:value="43393">
            <text:p>43393</text:p>
          </table:table-cell>
          <table:table-cell office:value-type="string">
            <text:p>S12000008</text:p>
          </table:table-cell>
          <table:table-cell office:value-type="float" office:value="127033.655">
            <text:p>127033.655</text:p>
          </table:table-cell>
          <table:table-cell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340628.856167">
            <text:p>340628.856167</text:p>
          </table:table-cell>
          <table:table-cell office:value-type="float" office:value="1270336614.04">
            <text:p>1270336614.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ast Dunbarton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EAST_DUNBARTONSHIRE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80980">
            <text:p>80980</text:p>
          </table:table-cell>
          <table:table-cell office:value-type="float" office:value="30501">
            <text:p>30501</text:p>
          </table:table-cell>
          <table:table-cell office:value-type="string">
            <text:p>S12000045</text:p>
          </table:table-cell>
          <table:table-cell office:value-type="float" office:value="17448.901">
            <text:p>17448.901</text:p>
          </table:table-cell>
          <table:table-cell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99483.9915674">
            <text:p>99483.9915674</text:p>
          </table:table-cell>
          <table:table-cell office:value-type="float" office:value="174488846.86">
            <text:p>174488846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ast Renfrew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EAST_RENFREWSHIRE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24520">
            <text:p>124520</text:p>
          </table:table-cell>
          <table:table-cell office:value-type="float" office:value="30846">
            <text:p>30846</text:p>
          </table:table-cell>
          <table:table-cell office:value-type="string">
            <text:p>S12000011</text:p>
          </table:table-cell>
          <table:table-cell office:value-type="float" office:value="17424.12">
            <text:p>17424.12</text:p>
          </table:table-cell>
          <table:table-cell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93716.7896913">
            <text:p>93716.7896913</text:p>
          </table:table-cell>
          <table:table-cell office:value-type="float" office:value="174241238.385">
            <text:p>174241238.3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alkirk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FALKIRK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22126">
            <text:p>122126</text:p>
          </table:table-cell>
          <table:table-cell office:value-type="float" office:value="30504">
            <text:p>30504</text:p>
          </table:table-cell>
          <table:table-cell office:value-type="string">
            <text:p>S12000014</text:p>
          </table:table-cell>
          <table:table-cell office:value-type="float" office:value="31493.129">
            <text:p>31493.129</text:p>
          </table:table-cell>
          <table:table-cell office:value-type="float" office:value="1756.781">
            <text:p>1756.781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125238.78263">
            <text:p>125238.78263</text:p>
          </table:table-cell>
          <table:table-cell office:value-type="float" office:value="314931396.47">
            <text:p>314931396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lasgow City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GLASGOW_CITY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81237">
            <text:p>81237</text:p>
          </table:table-cell>
          <table:table-cell office:value-type="float" office:value="30631">
            <text:p>30631</text:p>
          </table:table-cell>
          <table:table-cell office:value-type="string">
            <text:p>S12000046</text:p>
          </table:table-cell>
          <table:table-cell office:value-type="float" office:value="17644.751">
            <text:p>17644.751</text:p>
          </table:table-cell>
          <table:table-cell office:value-type="float" office:value="177.2">
            <text:p>177.2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108831.138693">
            <text:p>108831.138693</text:p>
          </table:table-cell>
          <table:table-cell office:value-type="float" office:value="176447544.545">
            <text:p>176447544.5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verclyd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INVERCLY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1234">
            <text:p>81234</text:p>
          </table:table-cell>
          <table:table-cell office:value-type="float" office:value="30629">
            <text:p>30629</text:p>
          </table:table-cell>
          <table:table-cell office:value-type="string">
            <text:p>S12000018</text:p>
          </table:table-cell>
          <table:table-cell office:value-type="float" office:value="17360.516">
            <text:p>17360.516</text:p>
          </table:table-cell>
          <table:table-cell office:value-type="float" office:value="1164.247">
            <text:p>1164.247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75314.7065619">
            <text:p>75314.7065619</text:p>
          </table:table-cell>
          <table:table-cell office:value-type="float" office:value="173605117.515">
            <text:p>173605117.5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idlothian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MIDLOTHIAN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1244">
            <text:p>81244</text:p>
          </table:table-cell>
          <table:table-cell office:value-type="float" office:value="30634">
            <text:p>30634</text:p>
          </table:table-cell>
          <table:table-cell office:value-type="string">
            <text:p>S12000019</text:p>
          </table:table-cell>
          <table:table-cell office:value-type="float" office:value="35527.525">
            <text:p>35527.525</text:p>
          </table:table-cell>
          <table:table-cell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126403.595437">
            <text:p>126403.595437</text:p>
          </table:table-cell>
          <table:table-cell office:value-type="float" office:value="355275230.315">
            <text:p>355275230.3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rth Lanark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NORTH_LANARKSHIRE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24244">
            <text:p>124244</text:p>
          </table:table-cell>
          <table:table-cell office:value-type="float" office:value="30503">
            <text:p>30503</text:p>
          </table:table-cell>
          <table:table-cell office:value-type="string">
            <text:p>S12000044</text:p>
          </table:table-cell>
          <table:table-cell office:value-type="float" office:value="47222.442">
            <text:p>47222.442</text:p>
          </table:table-cell>
          <table:table-cell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164162.793148">
            <text:p>164162.793148</text:p>
          </table:table-cell>
          <table:table-cell office:value-type="float" office:value="472224401.6">
            <text:p>472224401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erth and Kinross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PERTH_AND_KINROSS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22113">
            <text:p>122113</text:p>
          </table:table-cell>
          <table:table-cell office:value-type="float" office:value="30110">
            <text:p>30110</text:p>
          </table:table-cell>
          <table:table-cell office:value-type="string">
            <text:p>S12000024</text:p>
          </table:table-cell>
          <table:table-cell office:value-type="float" office:value="541890.912">
            <text:p>541890.912</text:p>
          </table:table-cell>
          <table:table-cell office:value-type="float" office:value="3516.8">
            <text:p>3516.8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566994.509317">
            <text:p>566994.509317</text:p>
          </table:table-cell>
          <table:table-cell office:value-type="float" office:value="5418909172.52">
            <text:p>5418909172.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enfrew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RENFREWSHIRE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18992">
            <text:p>118992</text:p>
          </table:table-cell>
          <table:table-cell office:value-type="float" office:value="30630">
            <text:p>30630</text:p>
          </table:table-cell>
          <table:table-cell office:value-type="string">
            <text:p>S12000038</text:p>
          </table:table-cell>
          <table:table-cell office:value-type="float" office:value="26923.729">
            <text:p>26923.729</text:p>
          </table:table-cell>
          <table:table-cell office:value-type="float" office:value="774.975">
            <text:p>774.975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104248.849886">
            <text:p>104248.849886</text:p>
          </table:table-cell>
          <table:table-cell office:value-type="float" office:value="269237332.5">
            <text:p>269237332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ottish Borders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SCOTTISH_BORDERS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25703">
            <text:p>125703</text:p>
          </table:table-cell>
          <table:table-cell office:value-type="float" office:value="36552">
            <text:p>36552</text:p>
          </table:table-cell>
          <table:table-cell office:value-type="string">
            <text:p>S12000026</text:p>
          </table:table-cell>
          <table:table-cell office:value-type="float" office:value="474264.511">
            <text:p>474264.511</text:p>
          </table:table-cell>
          <table:table-cell office:value-type="float" office:value="351.108">
            <text:p>351.108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525011.909395">
            <text:p>525011.909395</text:p>
          </table:table-cell>
          <table:table-cell office:value-type="float" office:value="4742645113.05">
            <text:p>4742645113.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uth Lanark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SOUTH_LANARKSHIRE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23461">
            <text:p>123461</text:p>
          </table:table-cell>
          <table:table-cell office:value-type="float" office:value="30847">
            <text:p>30847</text:p>
          </table:table-cell>
          <table:table-cell office:value-type="string">
            <text:p>S12000029</text:p>
          </table:table-cell>
          <table:table-cell office:value-type="float" office:value="177404.68">
            <text:p>177404.68</text:p>
          </table:table-cell>
          <table:table-cell office:value-type="float" office:value="12.463">
            <text:p>12.463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283979.918748">
            <text:p>283979.918748</text:p>
          </table:table-cell>
          <table:table-cell office:value-type="float" office:value="1774046973.44">
            <text:p>1774046973.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irling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STIRLING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0981">
            <text:p>80981</text:p>
          </table:table-cell>
          <table:table-cell office:value-type="float" office:value="30502">
            <text:p>30502</text:p>
          </table:table-cell>
          <table:table-cell office:value-type="string">
            <text:p>S12000030</text:p>
          </table:table-cell>
          <table:table-cell office:value-type="float" office:value="225481.155">
            <text:p>225481.155</text:p>
          </table:table-cell>
          <table:table-cell office:value-type="float" office:value="146.816">
            <text:p>146.816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331224.553278">
            <text:p>331224.553278</text:p>
          </table:table-cell>
          <table:table-cell office:value-type="float" office:value="2254811748">
            <text:p>22548117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est Dunbarton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WEST_DUNBARTONSHIRE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4222">
            <text:p>94222</text:p>
          </table:table-cell>
          <table:table-cell office:value-type="float" office:value="36549">
            <text:p>36549</text:p>
          </table:table-cell>
          <table:table-cell office:value-type="string">
            <text:p>S12000039</text:p>
          </table:table-cell>
          <table:table-cell office:value-type="float" office:value="18277.728">
            <text:p>18277.728</text:p>
          </table:table-cell>
          <table:table-cell office:value-type="float" office:value="546.5">
            <text:p>546.5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84654.9394582">
            <text:p>84654.9394582</text:p>
          </table:table-cell>
          <table:table-cell office:value-type="float" office:value="182777367.35">
            <text:p>182777367.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est Lothian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WEST_LOTHIAN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1240">
            <text:p>81240</text:p>
          </table:table-cell>
          <table:table-cell office:value-type="float" office:value="30632">
            <text:p>30632</text:p>
          </table:table-cell>
          <table:table-cell office:value-type="string">
            <text:p>S12000040</text:p>
          </table:table-cell>
          <table:table-cell office:value-type="float" office:value="43158.511">
            <text:p>43158.511</text:p>
          </table:table-cell>
          <table:table-cell office:value-type="float" office:value="281.88">
            <text:p>281.88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137340.589496">
            <text:p>137340.589496</text:p>
          </table:table-cell>
          <table:table-cell office:value-type="float" office:value="431584993.675">
            <text:p>431584993.67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ighland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HIGHLAND</text:p>
          </table:table-cell>
          <table:table-cell office:value-type="float" office:value="6">
            <text:p>6</text:p>
          </table:table-cell>
          <table:table-cell office:value-type="float" office:value="1093">
            <text:p>1093</text:p>
          </table:table-cell>
          <table:table-cell office:value-type="float" office:value="80621">
            <text:p>80621</text:p>
          </table:table-cell>
          <table:table-cell office:value-type="float" office:value="29638">
            <text:p>29638</text:p>
          </table:table-cell>
          <table:table-cell office:value-type="string">
            <text:p>S12000017</text:p>
          </table:table-cell>
          <table:table-cell office:value-type="float" office:value="2648436.549">
            <text:p>2648436.549</text:p>
          </table:table-cell>
          <table:table-cell office:value-type="float" office:value="32220.622">
            <text:p>32220.622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4898622.66246">
            <text:p>4898622.66246</text:p>
          </table:table-cell>
          <table:table-cell office:value-type="float" office:value="26484365430.1">
            <text:p>26484365430.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ray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MORAY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79899">
            <text:p>79899</text:p>
          </table:table-cell>
          <table:table-cell office:value-type="float" office:value="29959">
            <text:p>29959</text:p>
          </table:table-cell>
          <table:table-cell office:value-type="string">
            <text:p>S12000020</text:p>
          </table:table-cell>
          <table:table-cell office:value-type="float" office:value="225707.332">
            <text:p>225707.332</text:p>
          </table:table-cell>
          <table:table-cell office:value-type="float" office:value="1950.9">
            <text:p>1950.9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403889.260386">
            <text:p>403889.260386</text:p>
          </table:table-cell>
          <table:table-cell office:value-type="float" office:value="2257073438.04">
            <text:p>2257073438.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rkney Islands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ORKNEY_ISLANDS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office:value-type="float" office:value="79906">
            <text:p>79906</text:p>
          </table:table-cell>
          <table:table-cell office:value-type="float" office:value="29961">
            <text:p>29961</text:p>
          </table:table-cell>
          <table:table-cell office:value-type="string">
            <text:p>S12000023</text:p>
          </table:table-cell>
          <table:table-cell office:value-type="float" office:value="108621.023">
            <text:p>108621.023</text:p>
          </table:table-cell>
          <table:table-cell office:value-type="float" office:value="7286.421">
            <text:p>7286.421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1589443.04777">
            <text:p>1589443.04777</text:p>
          </table:table-cell>
          <table:table-cell office:value-type="float" office:value="1086210157.93">
            <text:p>1086210157.9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 h-Eileanan an Siar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NA_H-EILEANAN_AN_IAR</text:p>
          </table:table-cell>
          <table:table-cell office:value-type="float" office:value="2">
            <text:p>2</text:p>
          </table:table-cell>
          <table:table-cell office:value-type="float" office:value="2077">
            <text:p>2077</text:p>
          </table:table-cell>
          <table:table-cell office:value-type="float" office:value="125700">
            <text:p>125700</text:p>
          </table:table-cell>
          <table:table-cell office:value-type="float" office:value="30022">
            <text:p>30022</text:p>
          </table:table-cell>
          <table:table-cell office:value-type="string">
            <text:p>S12000013</text:p>
          </table:table-cell>
          <table:table-cell office:value-type="float" office:value="326861.148">
            <text:p>326861.148</text:p>
          </table:table-cell>
          <table:table-cell office:value-type="float" office:value="16769.959">
            <text:p>16769.959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3729289.66146">
            <text:p>3729289.66146</text:p>
          </table:table-cell>
          <table:table-cell office:value-type="float" office:value="3268611480.45">
            <text:p>3268611480.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rgyll and But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ARGYLL_AND_BUTE</text:p>
          </table:table-cell>
          <table:table-cell office:value-type="float" office:value="2">
            <text:p>2</text:p>
          </table:table-cell>
          <table:table-cell office:value-type="float" office:value="855">
            <text:p>855</text:p>
          </table:table-cell>
          <table:table-cell office:value-type="float" office:value="125401">
            <text:p>125401</text:p>
          </table:table-cell>
          <table:table-cell office:value-type="float" office:value="30106">
            <text:p>30106</text:p>
          </table:table-cell>
          <table:table-cell office:value-type="string">
            <text:p>S12000035</text:p>
          </table:table-cell>
          <table:table-cell office:value-type="float" office:value="716377.918">
            <text:p>716377.918</text:p>
          </table:table-cell>
          <table:table-cell office:value-type="float" office:value="15607.118">
            <text:p>15607.118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3718841.7942">
            <text:p>3718841.7942</text:p>
          </table:table-cell>
          <table:table-cell office:value-type="float" office:value="7163779048.23">
            <text:p>7163779048.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berdeen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ABERDEENSHIRE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22115">
            <text:p>122115</text:p>
          </table:table-cell>
          <table:table-cell office:value-type="float" office:value="30111">
            <text:p>30111</text:p>
          </table:table-cell>
          <table:table-cell office:value-type="string">
            <text:p>S12000034</text:p>
          </table:table-cell>
          <table:table-cell office:value-type="float" office:value="633882.337">
            <text:p>633882.337</text:p>
          </table:table-cell>
          <table:table-cell office:value-type="float" office:value="2083.594">
            <text:p>2083.594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810665.218762">
            <text:p>810665.218762</text:p>
          </table:table-cell>
          <table:table-cell office:value-type="float" office:value="6338823057.46">
            <text:p>6338823057.4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if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FIFE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22119">
            <text:p>122119</text:p>
          </table:table-cell>
          <table:table-cell office:value-type="float" office:value="30419">
            <text:p>30419</text:p>
          </table:table-cell>
          <table:table-cell office:value-type="string">
            <text:p>S12000015</text:p>
          </table:table-cell>
          <table:table-cell office:value-type="float" office:value="137392.091">
            <text:p>137392.091</text:p>
          </table:table-cell>
          <table:table-cell office:value-type="float" office:value="4906.132">
            <text:p>4906.132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366448.186771">
            <text:p>366448.186771</text:p>
          </table:table-cell>
          <table:table-cell office:value-type="float" office:value="1373921047.97">
            <text:p>1373921047.9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berdeen City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ABERDEEN_CITY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22136">
            <text:p>122136</text:p>
          </table:table-cell>
          <table:table-cell office:value-type="float" office:value="30421">
            <text:p>30421</text:p>
          </table:table-cell>
          <table:table-cell office:value-type="string">
            <text:p>S12000033</text:p>
          </table:table-cell>
          <table:table-cell office:value-type="float" office:value="20561.013">
            <text:p>20561.013</text:p>
          </table:table-cell>
          <table:table-cell office:value-type="float" office:value="1990.394">
            <text:p>1990.394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99214.8775334">
            <text:p>99214.8775334</text:p>
          </table:table-cell>
          <table:table-cell office:value-type="float" office:value="205610279.69">
            <text:p>205610279.6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ity of Edinburgh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CITY_OF_EDINBURGH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81242">
            <text:p>81242</text:p>
          </table:table-cell>
          <table:table-cell office:value-type="float" office:value="30505">
            <text:p>30505</text:p>
          </table:table-cell>
          <table:table-cell office:value-type="string">
            <text:p>S12000036</text:p>
          </table:table-cell>
          <table:table-cell office:value-type="float" office:value="27300.411">
            <text:p>27300.411</text:p>
          </table:table-cell>
          <table:table-cell office:value-type="float" office:value="967.021">
            <text:p>967.021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110749.962536">
            <text:p>110749.962536</text:p>
          </table:table-cell>
          <table:table-cell office:value-type="float" office:value="273004194.455">
            <text:p>273004194.4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ast Lothian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EAST_LOTHIAN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1246">
            <text:p>81246</text:p>
          </table:table-cell>
          <table:table-cell office:value-type="float" office:value="30509">
            <text:p>30509</text:p>
          </table:table-cell>
          <table:table-cell office:value-type="string">
            <text:p>S12000010</text:p>
          </table:table-cell>
          <table:table-cell office:value-type="float" office:value="70093.778">
            <text:p>70093.778</text:p>
          </table:table-cell>
          <table:table-cell office:value-type="float" office:value="2175.761">
            <text:p>2175.761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199820.110991">
            <text:p>199820.110991</text:p>
          </table:table-cell>
          <table:table-cell office:value-type="float" office:value="700937726.51">
            <text:p>700937726.5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hetland Islands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SHETLAND_ISLANDS</text:p>
          </table:table-cell>
          <table:table-cell office:value-type="float" office:value="3">
            <text:p>3</text:p>
          </table:table-cell>
          <table:table-cell office:value-type="float" office:value="1116">
            <text:p>1116</text:p>
          </table:table-cell>
          <table:table-cell office:value-type="float" office:value="125404">
            <text:p>125404</text:p>
          </table:table-cell>
          <table:table-cell office:value-type="float" office:value="30514">
            <text:p>30514</text:p>
          </table:table-cell>
          <table:table-cell office:value-type="string">
            <text:p>S12000027</text:p>
          </table:table-cell>
          <table:table-cell office:value-type="float" office:value="165661.84">
            <text:p>165661.84</text:p>
          </table:table-cell>
          <table:table-cell office:value-type="float" office:value="18890.425">
            <text:p>18890.425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2211638.93946">
            <text:p>2211638.93946</text:p>
          </table:table-cell>
          <table:table-cell office:value-type="float" office:value="1656617992.29">
            <text:p>1656617992.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th Ayr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NORTH_AYRSHIRE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24387">
            <text:p>124387</text:p>
          </table:table-cell>
          <table:table-cell office:value-type="float" office:value="30628">
            <text:p>30628</text:p>
          </table:table-cell>
          <table:table-cell office:value-type="string">
            <text:p>S12000021</text:p>
          </table:table-cell>
          <table:table-cell office:value-type="float" office:value="90390.248">
            <text:p>90390.248</text:p>
          </table:table-cell>
          <table:table-cell office:value-type="float" office:value="1856.267">
            <text:p>1856.267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364896.3238">
            <text:p>364896.3238</text:p>
          </table:table-cell>
          <table:table-cell office:value-type="float" office:value="903902456.94">
            <text:p>903902456.9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umfries and Galloway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DUMFRIES_AND_GALLOWAY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25698">
            <text:p>125698</text:p>
          </table:table-cell>
          <table:table-cell office:value-type="float" office:value="31903">
            <text:p>31903</text:p>
          </table:table-cell>
          <table:table-cell office:value-type="string">
            <text:p>S12000006</text:p>
          </table:table-cell>
          <table:table-cell office:value-type="float" office:value="667604.347">
            <text:p>667604.347</text:p>
          </table:table-cell>
          <table:table-cell office:value-type="float" office:value="23852.457">
            <text:p>23852.457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846886.421576">
            <text:p>846886.421576</text:p>
          </table:table-cell>
          <table:table-cell office:value-type="float" office:value="6676043532.49">
            <text:p>6676043532.4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outh Ayrshire</text:p>
          </table:table-cell>
          <table:table-cell office:value-type="string">
            <text:p>UTA</text:p>
          </table:table-cell>
          <table:table-cell office:value-type="string">
            <text:p>Unitary Authority</text:p>
          </table:table-cell>
          <table:table-cell office:value-type="string">
            <text:p>SOUTH_AYRSHIRE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2877">
            <text:p>122877</text:p>
          </table:table-cell>
          <table:table-cell office:value-type="float" office:value="43391">
            <text:p>43391</text:p>
          </table:table-cell>
          <table:table-cell office:value-type="string">
            <text:p>S12000028</text:p>
          </table:table-cell>
          <table:table-cell office:value-type="float" office:value="123471.971">
            <text:p>123471.971</text:p>
          </table:table-cell>
          <table:table-cell office:value-type="float" office:value="1059.702">
            <text:p>1059.702</text:p>
          </table:table-cell>
          <table:table-cell office:value-type="string">
            <text:p>AA</text:p>
          </table:table-cell>
          <table:table-cell office:value-type="string">
            <text:p>CIVIL ADMINISTRATION AREA</text:p>
          </table:table-cell>
          <table:table-cell table:number-columns-repeated="2"/>
          <table:table-cell office:value-type="float" office:value="336594.302835">
            <text:p>336594.302835</text:p>
          </table:table-cell>
          <table:table-cell office:value-type="float" office:value="1234719643.17">
            <text:p>1234719643.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09/12/2021</text:date>, <text:time>17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9T17:44:11.03</dc:date>
    <dc:creator>Polly Le Grand</dc:creator>
    <meta:document-statistic meta:table-count="1" meta:cell-count="530" meta:object-count="0"/>
    <meta:generator>OpenOffice/4.1.7$Win32 OpenOffice.org_project/417m1$Build-9800</meta:generator>
  </office:meta>
</office:document-meta>
</file>